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rsid="00203e43" officeooo:paragraph-rsid="00203e43" style:font-size-asian="15pt" style:font-size-complex="15pt"/>
    </style:style>
    <style:style style:name="T1" style:family="text">
      <style:text-properties officeooo:rsid="001e4ec5"/>
    </style:style>
    <style:style style:name="T2" style:family="text">
      <style:text-properties fo:color="#800000"/>
    </style:style>
    <style:style style:name="T3" style:family="text">
      <style:text-properties fo:color="#cc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Пароль від інсти(або зробити нову інсту і пошту).</text:span></text:p>
      <text:p text:style-name="P2">2. Фото(різні для оформлення-<text:span text:style-name="T3">побільше</text:span>)</text:p>
      <text:p text:style-name="P2">3. 2 меню.<text:line-break/>4. Зауваження по дизайну.</text:p>
      <text:p text:style-name="P2">5. Декілька якісних тематичних фото для головної сторінки(великі).</text:p>
      <text:p text:style-name="P2">6.По ходу діла буду просит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7:53:29.967190349</meta:creation-date>
    <dc:date>2017-11-07T18:11:18.046800126</dc:date>
    <meta:editing-duration>PT3M12S</meta:editing-duration>
    <meta:editing-cycles>1</meta:editing-cycles>
    <meta:generator>LibreOffice/5.2.7.2$Linux_X86_64 LibreOffice_project/20m0$Build-2</meta:generator>
    <meta:document-statistic meta:table-count="0" meta:image-count="0" meta:object-count="0" meta:page-count="1" meta:paragraph-count="5" meta:word-count="33" meta:character-count="220" meta:non-whitespace-character-count="192"/>
  </office:meta>
</office:document-meta>
</file>